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paragraph-rsid="0020d2eb" style:font-style-asian="italic" style:font-style-complex="italic"/>
    </style:style>
    <style:style style:name="P2" style:family="paragraph" style:parent-style-name="Preformatted_20_Text">
      <style:text-properties fo:font-style="italic" fo:font-weight="normal" officeooo:rsid="002494e1" officeooo:paragraph-rsid="0020d2eb" style:font-style-asian="italic" style:font-weight-asian="normal" style:font-style-complex="italic" style:font-weight-complex="normal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20d2eb" style:font-weight-asian="bold" style:font-weight-complex="bold"/>
    </style:style>
    <style:style style:name="P5" style:family="paragraph" style:parent-style-name="Preformatted_20_Text">
      <style:text-properties officeooo:paragraph-rsid="001fc9ed"/>
    </style:style>
    <style:style style:name="P6" style:family="paragraph" style:parent-style-name="Preformatted_20_Text">
      <style:text-properties officeooo:paragraph-rsid="0020d2eb"/>
    </style:style>
    <style:style style:name="P7" style:family="paragraph" style:parent-style-name="Preformatted_20_Text">
      <style:text-properties officeooo:paragraph-rsid="0028877b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5a24" style:font-weight-asian="bold" style:font-weight-complex="bold"/>
    </style:style>
    <style:style style:name="T3" style:family="text">
      <style:text-properties fo:font-weight="normal" officeooo:rsid="002494e1" style:font-weight-asian="normal" style:font-weight-complex="normal"/>
    </style:style>
    <style:style style:name="T4" style:family="text">
      <style:text-properties fo:font-weight="normal" officeooo:rsid="0027fe61" style:font-weight-asian="normal" style:font-weight-complex="normal"/>
    </style:style>
    <style:style style:name="T5" style:family="text">
      <style:text-properties officeooo:rsid="0023ac87"/>
    </style:style>
    <style:style style:name="T6" style:family="text">
      <style:text-properties officeooo:rsid="002448b2"/>
    </style:style>
    <style:style style:name="T7" style:family="text">
      <style:text-properties officeooo:rsid="0024d07a"/>
    </style:style>
    <style:style style:name="T8" style:family="text">
      <style:text-properties officeooo:rsid="00258f95"/>
    </style:style>
    <style:style style:name="T9" style:family="text">
      <style:text-properties officeooo:rsid="00270db2"/>
    </style:style>
    <style:style style:name="T10" style:family="text">
      <style:text-properties officeooo:rsid="0027381c"/>
    </style:style>
    <style:style style:name="T11" style:family="text">
      <style:text-properties officeooo:rsid="00276744"/>
    </style:style>
    <style:style style:name="T12" style:family="text">
      <style:text-properties officeooo:rsid="0027dc3c"/>
    </style:style>
    <style:style style:name="T13" style:family="text">
      <style:text-properties officeooo:rsid="002b154e"/>
    </style:style>
    <style:style style:name="T14" style:family="text">
      <style:text-properties officeooo:rsid="002b44dd"/>
    </style:style>
    <style:style style:name="T15" style:family="text">
      <style:text-properties officeooo:rsid="002d27d1"/>
    </style:style>
    <style:style style:name="T16" style:family="text">
      <style:text-properties officeooo:rsid="002ec6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pan text:style-name="T3"><text:s text:c="2"/>This documentation and its accompanying audio file by </text:span><text:a xlink:type="simple" xlink:href="http://www.mzuther.de/" text:style-name="Internet_20_link" text:visited-style-name="Visited_20_Internet_20_Link"><text:span text:style-name="T3">Martin Zuther</text:span></text:a><text:span text:style-name="T3"> is</text:span></text:p>
      <text:p text:style-name="P1"><text:span text:style-name="T3"><text:s text:c="2"/>licensed under a </text:span><text:a xlink:type="simple" xlink:href="http://creativecommons.org/licenses/by-sa/4.0/" text:style-name="Internet_20_link" text:visited-style-name="Visited_20_Internet_20_Link"><text:span text:style-name="T3">Creative Commons Attribution-ShareAlike 4.0</text:span></text:a><text:span text:style-name="T4"> International</text:span></text:p>
      <text:p text:style-name="P2"><text:s text:c="2"/>License.</text:p>
      <text:p text:style-name="P1"/>
      <text:p text:style-name="P1">------------------------------------------------------------------------------</text:p>
      <text:p text:style-name="P1"/>
      <text:p text:style-name="P6"/>
      <text:p text:style-name="P4">FLAC-compressed wave file (44.1 kHz, <text:span text:style-name="T14">24</text:span> bit, stereo)</text:p>
      <text:p text:style-name="P3">====================================================</text:p>
      <text:p text:style-name="Preformatted_20_Text">Please verify correctness of peak and average meters programmatically and visually.</text:p>
      <text:p text:style-name="Preformatted_20_Text"/>
      <text:p text:style-name="Preformatted_20_Text">Given levels describe the left channel, while the right channel has been amplified by +0.<text:span text:style-name="T15">2</text:span>0 dB. <text:s/>All readouts should be validated on both peak and average meters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4.000 <text:s/>sine wave (997 Hz, -24.<text:span text:style-name="T16">1</text:span> dB FS peak)</text:p>
      <text:p text:style-name="Preformatted_20_Text"/>
      <text:p text:style-name="Preformatted_20_Text"><text:s text:c="23"/>[left <text:s/>level meters should read <text:s/>-<text:span text:style-name="T5">2</text:span>4.<text:span text:style-name="T16">1</text:span> dB]</text:p>
      <text:p text:style-name="Preformatted_20_Text"><text:s text:c="23"/>[right level meters should read <text:s/>-<text:span text:style-name="T5">2</text:span>3.9 dB]</text:p>
      <text:p text:style-name="Preformatted_20_Text"/>
      <text:p text:style-name="Preformatted_20_Text">00:04.000 - 00:05.000 <text:s/>silence</text:p>
      <text:p text:style-name="Preformatted_20_Text">00:05.000 - 00:08.000 <text:s/>sine wave (997 Hz, -23.1 dB FS peak)</text:p>
      <text:p text:style-name="Preformatted_20_Text"/>
      <text:p text:style-name="Preformatted_20_Text"><text:s text:c="23"/>[left <text:s/>level meters should read <text:s/>-<text:span text:style-name="T5">2</text:span>3.<text:span text:style-name="T16">1</text:span> dB]</text:p>
      <text:p text:style-name="Preformatted_20_Text"><text:s text:c="23"/>[right level meters should read <text:s/>-<text:span text:style-name="T5">2</text:span>2.9 dB]</text:p>
      <text:p text:style-name="Preformatted_20_Text"/>
      <text:p text:style-name="Preformatted_20_Text">00:08.000 - 00:09.000 <text:s/>silence</text:p>
      <text:p text:style-name="Preformatted_20_Text">00:09.000 - 00:12.000 <text:s/>sine wave (997 Hz, -22.1 dB FS peak)</text:p>
      <text:p text:style-name="Preformatted_20_Text"/>
      <text:p text:style-name="Preformatted_20_Text"><text:s text:c="23"/>[left <text:s/>level meters should read <text:s/>-<text:span text:style-name="T5">2</text:span>2.1 dB]</text:p>
      <text:p text:style-name="Preformatted_20_Text"><text:s text:c="23"/>[right level meters should read <text:s/>-<text:span text:style-name="T5">2</text:span>1.9 dB]</text:p>
      <text:p text:style-name="Preformatted_20_Text"/>
      <text:p text:style-name="Preformatted_20_Text">00:12.000 - 00:13.000 <text:s/>silence</text:p>
      <text:p text:style-name="Preformatted_20_Text">00:13.000 - 00:16.000 <text:s/>sine wave (997 Hz, -21.1 dB FS peak)</text:p>
      <text:p text:style-name="Preformatted_20_Text"/>
      <text:p text:style-name="Preformatted_20_Text"><text:s text:c="23"/>[left <text:s/>level meters should read <text:s/>-<text:span text:style-name="T5">2</text:span>1.1 dB]</text:p>
      <text:p text:style-name="Preformatted_20_Text"><text:s text:c="23"/>[right level meters should read <text:s/>-<text:span text:style-name="T5">2</text:span>0.9 dB]</text:p>
      <text:p text:style-name="Preformatted_20_Text"/>
      <text:p text:style-name="Preformatted_20_Text">00:16.000 - 00:17.000 <text:s/>silence</text:p>
      <text:p text:style-name="Preformatted_20_Text">00:17.000 - 00:20.000 <text:s/>sine wave (997 Hz, -20.1 dB FS peak)</text:p>
      <text:p text:style-name="Preformatted_20_Text"/>
      <text:p text:style-name="Preformatted_20_Text"><text:s text:c="23"/>[left <text:s/>level meters should read <text:s/>-<text:span text:style-name="T5">2</text:span>0.1 dB]</text:p>
      <text:p text:style-name="Preformatted_20_Text"><text:s text:c="23"/>[right level meters should read <text:s/>-<text:span text:style-name="T5">19</text:span>.9 dB]</text:p>
      <text:p text:style-name="Preformatted_20_Text"/>
      <text:p text:style-name="Preformatted_20_Text">00:20.000 - 00:21.000 <text:s/>silence</text:p>
      <text:p text:style-name="Preformatted_20_Text">00:21.000 - 00:24.000 <text:s/>sine wave (997 Hz, -19.1 dB FS peak)</text:p>
      <text:p text:style-name="Preformatted_20_Text"/>
      <text:p text:style-name="Preformatted_20_Text"><text:s text:c="23"/>[left <text:s/>level meters should read <text:s/>-<text:span text:style-name="T6">19</text:span>.1 dB]</text:p>
      <text:p text:style-name="Preformatted_20_Text"><text:s text:c="23"/>[right level meters should read <text:s/>-<text:span text:style-name="T6">18</text:span>.9 dB]</text:p>
      <text:p text:style-name="Preformatted_20_Text"/>
      <text:p text:style-name="Preformatted_20_Text">00:24.000 - 00:25.000 <text:s/>silence</text:p>
      <text:p text:style-name="Preformatted_20_Text">00:25.000 - 00:28.000 <text:s/>sine wave (997 Hz, -18.1 dB FS peak)</text:p>
      <text:p text:style-name="Preformatted_20_Text"/>
      <text:p text:style-name="Preformatted_20_Text"><text:s text:c="23"/>[left <text:s/>level meters should read <text:s/>-<text:span text:style-name="T7">18</text:span>.1 dB]</text:p>
      <text:p text:style-name="Preformatted_20_Text"><text:s text:c="23"/>[right level meters should read <text:s/>-<text:span text:style-name="T7">17</text:span>.9 dB]</text:p>
      <text:p text:style-name="P8">00:28.000 - 00:29.000 <text:s/>silence</text:p>
      <text:p text:style-name="Preformatted_20_Text">00:29.000 - 00:32.000 <text:s/>sine wave (997 Hz, -17.1 dB FS peak)</text:p>
      <text:p text:style-name="Preformatted_20_Text"/>
      <text:p text:style-name="Preformatted_20_Text"><text:s text:c="23"/>[left <text:s/>level meters should read <text:s/>-<text:span text:style-name="T8">17.1</text:span> dB]</text:p>
      <text:p text:style-name="Preformatted_20_Text"><text:s text:c="23"/>[right level meters should read <text:s/>-<text:span text:style-name="T8">16</text:span>.9 dB]</text:p>
      <text:p text:style-name="Preformatted_20_Text"/>
      <text:p text:style-name="Preformatted_20_Text">00:32.000 - 00:33.000 <text:s/>silence</text:p>
      <text:p text:style-name="Preformatted_20_Text">00:33.000 - 00:36.000 <text:s/>sine wave (997 Hz, -16.1 dB FS peak)</text:p>
      <text:p text:style-name="Preformatted_20_Text"/>
      <text:p text:style-name="Preformatted_20_Text"><text:s text:c="23"/>[left <text:s/>level meters should read <text:s/>-<text:span text:style-name="T8">16.1</text:span> dB]</text:p>
      <text:p text:style-name="Preformatted_20_Text"><text:s text:c="23"/>[right level meters should read <text:s/>-<text:span text:style-name="T8">15.9</text:span> dB]</text:p>
      <text:p text:style-name="Preformatted_20_Text"/>
      <text:p text:style-name="Preformatted_20_Text">00:36.000 - 00:37.000 <text:s/>silence</text:p>
      <text:p text:style-name="Preformatted_20_Text">00:37.000 - 00:40.000 <text:s/>sine wave (997 Hz, -15.1 dB FS peak)</text:p>
      <text:p text:style-name="Preformatted_20_Text"/>
      <text:p text:style-name="Preformatted_20_Text"><text:s text:c="23"/>[left <text:s/>level meters should read <text:s/>-<text:span text:style-name="T8">15.1</text:span> dB]</text:p>
      <text:p text:style-name="Preformatted_20_Text"><text:s text:c="23"/>[right level meters should read <text:s/>-<text:span text:style-name="T8">14.9</text:span> dB]</text:p>
      <text:p text:style-name="Preformatted_20_Text"/>
      <text:p text:style-name="Preformatted_20_Text">00:40.000 - 00:41.000 <text:s/>silence</text:p>
      <text:p text:style-name="Preformatted_20_Text">00:41.000 - 00:44.000 <text:s/>sine wave (997 Hz, -14.1 dB FS peak)</text:p>
      <text:p text:style-name="Preformatted_20_Text"/>
      <text:p text:style-name="Preformatted_20_Text"><text:s text:c="23"/>[left <text:s/>level meters should read <text:s/>-<text:span text:style-name="T8">14.1</text:span> dB]</text:p>
      <text:p text:style-name="Preformatted_20_Text"><text:s text:c="23"/>[right level meters should read <text:s/>-<text:span text:style-name="T8">13.9</text:span> dB]</text:p>
      <text:p text:style-name="Preformatted_20_Text"/>
      <text:p text:style-name="Preformatted_20_Text">00:44.000 - 00:45.000 <text:s/>silence</text:p>
      <text:p text:style-name="Preformatted_20_Text">00:45.000 - 00:48.000 <text:s/>sine wave (997 Hz, -13.1 dB FS peak)</text:p>
      <text:p text:style-name="Preformatted_20_Text"/>
      <text:p text:style-name="Preformatted_20_Text"><text:s text:c="23"/>[left <text:s/>level meters should read <text:s/>-<text:span text:style-name="T9">13.1</text:span> dB]</text:p>
      <text:p text:style-name="Preformatted_20_Text"><text:s text:c="23"/>[right level meters should read <text:s/>-<text:span text:style-name="T9">12.9</text:span> dB]</text:p>
      <text:p text:style-name="Preformatted_20_Text"/>
      <text:p text:style-name="Preformatted_20_Text">00:48.000 - 00:49.000 <text:s/>silence</text:p>
      <text:p text:style-name="Preformatted_20_Text">00:49.000 - 00:52.000 <text:s/>sine wave (997 Hz, -12.1 dB FS peak)</text:p>
      <text:p text:style-name="Preformatted_20_Text"/>
      <text:p text:style-name="Preformatted_20_Text"><text:s text:c="23"/>[left <text:s/>level meters should read <text:s/>-<text:span text:style-name="T9">12.1</text:span> dB]</text:p>
      <text:p text:style-name="Preformatted_20_Text"><text:s text:c="23"/>[right level meters should read <text:s/>-<text:span text:style-name="T9">11.9</text:span> dB]</text:p>
      <text:p text:style-name="Preformatted_20_Text"/>
      <text:p text:style-name="Preformatted_20_Text">00:52.000 - 00:53.000 <text:s/>silence</text:p>
      <text:p text:style-name="Preformatted_20_Text">00:53.000 - 00:56.000 <text:s/>sine wave (997 Hz, -11.1 dB FS peak)</text:p>
      <text:p text:style-name="Preformatted_20_Text"/>
      <text:p text:style-name="Preformatted_20_Text"><text:s text:c="23"/>[left <text:s/>level meters should read <text:s/>-<text:span text:style-name="T9">11.1</text:span> dB]</text:p>
      <text:p text:style-name="Preformatted_20_Text"><text:s text:c="23"/>[right level meters should read <text:s/>-<text:span text:style-name="T9">10.9</text:span> dB]</text:p>
      <text:p text:style-name="Preformatted_20_Text"/>
      <text:p text:style-name="Preformatted_20_Text">00:56.000 - 00:57.000 <text:s/>silence</text:p>
      <text:p text:style-name="Preformatted_20_Text">00:57.000 - 01:00.000 <text:s/>sine wave (997 Hz, -10.1 dB FS peak)</text:p>
      <text:p text:style-name="Preformatted_20_Text"/>
      <text:p text:style-name="Preformatted_20_Text"><text:s text:c="23"/>[left <text:s/>level meters should read -<text:span text:style-name="T10">10.1</text:span> dB]</text:p>
      <text:p text:style-name="Preformatted_20_Text"><text:s text:c="23"/>[right level meters should read <text:s/>-<text:span text:style-name="T10">9.9</text:span> dB]</text:p>
      <text:p text:style-name="Preformatted_20_Text"/>
      <text:p text:style-name="Preformatted_20_Text">01:00.000 - 01:01.000 <text:s/>silence</text:p>
      <text:p text:style-name="Preformatted_20_Text">01:01.000 - 01:04.000 <text:s/>sine wave (997 Hz, <text:s/>-9.1 dB FS peak)</text:p>
      <text:p text:style-name="Preformatted_20_Text"/>
      <text:p text:style-name="Preformatted_20_Text"><text:s text:c="23"/>[left <text:s/>level meters should read <text:s/>-9.1 dB]</text:p>
      <text:p text:style-name="Preformatted_20_Text"><text:s text:c="23"/>[right level meters should read <text:s/>-<text:span text:style-name="T11">8.9</text:span> dB]</text:p>
      <text:p text:style-name="Preformatted_20_Text"/>
      <text:p text:style-name="Preformatted_20_Text"><text:s text:c="23"/>[left <text:s/>overload meter should be empty]</text:p>
      <text:p text:style-name="Preformatted_20_Text"><text:s text:c="23"/>[right overload meter should read -<text:span text:style-name="T13">9</text:span>]</text:p>
      <text:p text:style-name="Preformatted_20_Text"/>
      <text:p text:style-name="P8">01:04.000 - 01:05.000 <text:s/>silence</text:p>
      <text:p text:style-name="Preformatted_20_Text">01:05.000 - 01:08.000 <text:s/>sine wave (997 Hz, <text:s/>-8.1 dB FS peak)</text:p>
      <text:p text:style-name="Preformatted_20_Text"/>
      <text:p text:style-name="Preformatted_20_Text"><text:s text:c="23"/>[left <text:s/>level meters should read <text:s/>-<text:span text:style-name="T11">8.1</text:span> dB]</text:p>
      <text:p text:style-name="Preformatted_20_Text"><text:s text:c="23"/>[right level meters should read <text:s/>-<text:span text:style-name="T11">7.9</text:span> dB]</text:p>
      <text:p text:style-name="Preformatted_20_Text"/>
      <text:p text:style-name="Preformatted_20_Text"><text:s text:c="23"/>[left <text:s/>overload meter should read -<text:span text:style-name="T13">8</text:span>]</text:p>
      <text:p text:style-name="Preformatted_20_Text"><text:s text:c="23"/>[right overload meter should read -<text:span text:style-name="T13">8</text:span>]</text:p>
      <text:p text:style-name="Preformatted_20_Text"/>
      <text:p text:style-name="Preformatted_20_Text">01:08.000 - 01:09.000 <text:s/>silence</text:p>
      <text:p text:style-name="Preformatted_20_Text">01:09.000 - 01:12.000 <text:s/>sine wave (997 Hz, <text:s/>-0.1 dB FS peak)</text:p>
      <text:p text:style-name="Preformatted_20_Text"/>
      <text:p text:style-name="Preformatted_20_Text"><text:s text:c="23"/>[left <text:s/>average meter should read <text:s/>-<text:span text:style-name="T12">0.1</text:span> dB]</text:p>
      <text:p text:style-name="Preformatted_20_Text"><text:s text:c="23"/>[right average meter should read <text:s/><text:span text:style-name="T1">+</text:span><text:span text:style-name="T2">0</text:span><text:span text:style-name="T1">.1 dB</text:span>]</text:p>
      <text:p text:style-name="P7"><text:s text:c="23"/>[left <text:s/>peak <text:s text:c="3"/>meter should read <text:s/>-<text:span text:style-name="T12">0.1</text:span> dB]</text:p>
      <text:p text:style-name="Preformatted_20_Text"><text:s text:c="23"/>[right peak <text:s text:c="3"/>meter should read <text:s/><text:span text:style-name="T1">+</text:span><text:span text:style-name="T2">0</text:span><text:span text:style-name="T1">.0 dB</text:span>]</text:p>
      <text:p text:style-name="Preformatted_20_Text"/>
      <text:p text:style-name="Preformatted_20_Text"><text:s text:c="23"/>[left <text:s/>overload meter should read <text:s/>0]</text:p>
      <text:p text:style-name="Preformatted_20_Text"><text:s text:c="23"/>[right overload meter should read <text:s/><text:span text:style-name="T13">0</text:span>]</text:p>
      <text:p text:style-name="Preformatted_20_Text"/>
      <text:p text:style-name="Preformatted_20_Text">01:12.000 - 01:13.000 <text:s/>silence</text:p>
      <text:p text:style-name="Preformatted_20_Text"/>
      <text:p text:style-name="Preformatted_20_Text"/>
      <text:p text:style-name="P3">Validation settings</text:p>
      <text:p text:style-name="P3">===================</text:p>
      <text:p text:style-name="Preformatted_20_Text">File: <text:s text:c="4"/>level_meters_stereo.flac</text:p>
      <text:p text:style-name="P3">Host SR: <text:s/>44 100 Hz</text:p>
      <text:p text:style-name="Preformatted_20_Text">Channel: <text:s/>All</text:p>
      <text:p text:style-name="P5">Display: <text:s/>[x] Peak meter level</text:p>
      <text:p text:style-name="P5"><text:s text:c="10"/>[x] Average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8-11T15:05:11.484137237</dc:date>
    <meta:editing-duration>PT1H37M34S</meta:editing-duration>
    <meta:editing-cycles>129</meta:editing-cycles>
    <dc:creator>Martin Zuther</dc:creator>
    <meta:document-statistic meta:table-count="0" meta:image-count="0" meta:object-count="0" meta:page-count="3" meta:paragraph-count="97" meta:word-count="666" meta:character-count="5287" meta:non-whitespace-character-count="3575"/>
  </office:meta>
</office:document-meta>
</file>